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eeeee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color="#999999" draw:fill="solid" draw:fill-color="#eeeeee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cc" draw:fill="solid" draw:fill-color="#cfe7f5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5" style:family="graphic">
      <style:graphic-properties svg:stroke-color="#999999" draw:fill="solid" draw:fill-color="#eeeeee" draw:textarea-horizontal-align="justify" draw:textarea-vertical-align="middle" draw:auto-grow-height="false" draw:shadow="visible"/>
    </style:style>
    <style:style style:name="gr6" style:family="graphic">
      <style:graphic-properties svg:stroke-color="#999999" draw:fill="solid" draw:fill-color="#eeeeee" draw:textarea-horizontal-align="justify" draw:textarea-vertical-align="middle" draw:auto-grow-height="false" draw:shadow="hidden"/>
    </style:style>
    <style:style style:name="gr7" style:family="graphic">
      <style:graphic-properties svg:stroke-color="#0000cc" draw:fill="solid" draw:fill-color="#cfe7f5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111111" draw:fill="solid" draw:fill-color="#999999" draw:textarea-vertical-align="middle" draw:auto-grow-height="false" fo:min-height="0.749cm" fo:min-width="0.499cm"/>
    </style:style>
    <style:style style:name="gr9" style:family="graphic" style:parent-style-name="standard">
      <style:graphic-properties draw:stroke="dash" draw:stroke-dash="Fine_20_Dashed" svg:stroke-color="#111111" draw:fill="solid" draw:fill-color="#eeeeee" draw:textarea-vertical-align="middle"/>
    </style:style>
    <style:style style:name="gr10" style:family="graphic" style:parent-style-name="standard">
      <style:graphic-properties draw:stroke="dash" draw:stroke-dash="Ultrafine_20_Dashed" svg:stroke-color="#111111" draw:fill="solid" draw:fill-color="#eeeeee" draw:textarea-vertical-align="middle"/>
    </style:style>
    <style:style style:name="gr11" style:family="graphic" style:parent-style-name="standard">
      <style:graphic-properties svg:stroke-color="#111111" draw:fill="solid" draw:fill-color="#999999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stroke="solid" draw:stroke-dash="Ultrafine_20_Dashed" svg:stroke-color="#111111" draw:fill="solid" draw:fill-color="#999999" draw:textarea-vertical-align="middle" draw:auto-grow-height="false" fo:min-height="0.749cm" fo:min-width="0.499cm"/>
    </style:style>
    <style:style style:name="gr13" style:family="graphic" style:parent-style-name="standard">
      <style:graphic-properties draw:stroke="dash" draw:stroke-dash="Ultrafine_20_Dashed" svg:stroke-color="#111111" draw:fill="solid" draw:fill-color="#eeeeee" draw:textarea-horizontal-align="justify" draw:textarea-vertical-align="middle" draw:auto-grow-height="false"/>
    </style:style>
    <style:style style:name="gr14" style:family="graphic">
      <style:graphic-properties svg:stroke-color="#111111" draw:fill="solid" draw:fill-color="#999999" draw:textarea-horizontal-align="justify" draw:textarea-vertical-align="middle" draw:auto-grow-height="false" draw:shadow="hidden"/>
    </style:style>
    <style:style style:name="gr15" style:family="graphic">
      <style:graphic-properties draw:stroke="solid" draw:stroke-dash="Ultrafine_20_Dashed" svg:stroke-color="#111111" draw:fill="solid" draw:fill-color="#999999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0.668cm" svg:height="6.096cm" svg:x="2.778cm" svg:y="2.77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Tom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64cm" svg:height="1.778cm" svg:x="3.794cm" svg:y="3.794cm">
          <text:p text:style-name="P2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1.778cm" svg:x="8.366cm" svg:y="3.794cm">
          <text:p text:style-name="P2"><text:span text:style-name="T1">Connex Document </text:span></text:p>
          <text:p text:style-name="P2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1.778cm" svg:x="3.794cm" svg:y="6.08cm">
          <text:p text:style-name="P2"><text:span text:style-name="T1">Connex Passport</text:span></text:p>
          <text:p text:style-name="P2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1.778cm" svg:x="8.366cm" svg:y="6.08cm">
          <text:p text:style-name="P2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draw:layer="layout" svg:width="10.668cm" svg:height="6.096cm" svg:x="2.778cm" svg:y="12.68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Mi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064cm" svg:height="1.778cm" svg:x="3.54cm" svg:y="13.319cm">
          <text:p text:style-name="P2"><text:span text:style-name="T1">Channel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1.778cm" svg:x="8.239cm" svg:y="13.319cm">
          <text:p text:style-name="P2"><text:span text:style-name="T1">Channel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1.778cm" svg:x="3.54cm" svg:y="15.478cm">
          <text:p text:style-name="P2"><text:span text:style-name="T1">Channel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4.064cm" svg:height="1.778cm" svg:x="8.239cm" svg:y="15.478cm">
          <text:p text:style-name="P2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27cm" svg:height="1.143cm" svg:x="13.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3.302cm" svg:height="0.381cm" svg:x="4.048cm" svg:y="5.164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8.693cm" svg:y="5.191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4.048cm" svg:y="7.477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8.62cm" svg:y="7.477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3.794cm" svg:y="14.716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8.493cm" svg:y="14.716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3.921cm" svg:y="16.875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0.381cm" svg:x="8.493cm" svg:y="16.875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3.556cm" svg:height="3.556cm" svg:x="15.178cm" svg:y="9.382cm">
          <text:p text:style-name="P2"/>
          <text:p text:style-name="P2"/>
          <text:p text:style-name="P2"/>
          <text:p text:style-name="P2"/>
          <text:p text:style-name="P2"><text:span text:style-name="T1">Infinisp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0.668cm" svg:height="6.096cm" svg:x="2.778cm" svg:y="2.778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Tom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794cm" svg:y="3.794cm">
          <text:p text:style-name="P5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3.794cm">
          <text:p text:style-name="P5"><text:span text:style-name="T1">Connex Document 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794cm" svg:y="6.08cm">
          <text:p text:style-name="P5"><text:span text:style-name="T1">Connex Passport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6.08cm">
          <text:p text:style-name="P5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0.668cm" svg:height="6.096cm" svg:x="2.778cm" svg:y="12.684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Mi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54cm" svg:y="13.319cm">
          <text:p text:style-name="P5"><text:span text:style-name="T1">Channel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3.319cm">
          <text:p text:style-name="P5"><text:span text:style-name="T1">Channel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54cm" svg:y="15.478cm">
          <text:p text:style-name="P5"><text:span text:style-name="T1">Channel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5.478cm">
          <text:p text:style-name="P5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draw:layer="Layout" svg:width="3.302cm" svg:height="0.381cm" svg:x="15.305cm" svg:y="11.668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413cm" svg:height="2.032cm" svg:x="12.683cm" svg:y="9.001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8" draw:text-style-name="P2" draw:layer="layout" svg:width="2.413cm" svg:height="2.032cm" svg:x="12.683cm" svg:y="11.079cm">
          <text:p/>
          <draw:enhanced-geometry svg:viewBox="0 0 21600 21600" draw:mirror-horizontal="true" draw:text-areas="?f2 ?f7 ?f1 ?f1 ?f7 ?f2 ?f1 ?f1" draw:mirror-vertical="tru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  <draw:page draw:name="page3" draw:style-name="dp1" draw:master-page-name="Default">
        <draw:custom-shape draw:style-name="gr5" draw:text-style-name="P1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0.668cm" svg:height="6.096cm" svg:x="2.778cm" svg:y="2.778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Tom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794cm" svg:y="3.794cm">
          <text:p text:style-name="P5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3.794cm">
          <text:p text:style-name="P5"><text:span text:style-name="T1">Connex Document 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794cm" svg:y="6.08cm">
          <text:p text:style-name="P5"><text:span text:style-name="T1">Connex Passport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6.08cm">
          <text:p text:style-name="P5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0.668cm" svg:height="6.096cm" svg:x="2.778cm" svg:y="12.684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Mi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54cm" svg:y="13.319cm">
          <text:p text:style-name="P5"><text:span text:style-name="T1">Channel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3.319cm">
          <text:p text:style-name="P5"><text:span text:style-name="T1">Channel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54cm" svg:y="15.478cm">
          <text:p text:style-name="P5"><text:span text:style-name="T1">Channel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5.478cm">
          <text:p text:style-name="P5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3" xml:id="id3" draw:id="id3" draw:layer="Layout" svg:width="3.302cm" svg:height="0.381cm" svg:x="4.048cm" svg:y="5.164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3.302cm" svg:height="0.381cm" svg:x="8.693cm" svg:y="5.191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3.302cm" svg:height="0.381cm" svg:x="4.048cm" svg:y="7.477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3.302cm" svg:height="0.381cm" svg:x="8.62cm" svg:y="7.477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3.302cm" svg:height="0.381cm" svg:x="3.794cm" svg:y="14.716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3.302cm" svg:height="0.381cm" svg:x="8.493cm" svg:y="14.716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3.302cm" svg:height="0.381cm" svg:x="3.921cm" svg:y="16.875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3.302cm" svg:height="0.381cm" svg:x="8.493cm" svg:y="16.875cm">
          <text:p text:style-name="P3"><text:span text:style-name="T2">Cache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1.839cm" svg:x1="11.995cm" svg:y1="5.381cm" svg:x2="11.795cm" svg:y2="17.065cm" draw:start-shape="id1" draw:start-glue-point="1" draw:end-shape="id2" draw:end-glue-point="1" svg:d="M11995 5381h2340v11684h-2540" svg:viewBox="0 0 2541 11685">
          <text:p/>
        </draw:connector>
        <draw:connector draw:style-name="gr10" draw:text-style-name="P2" draw:layer="layout" svg:x1="8.693cm" svg:y1="5.381cm" svg:x2="7.35cm" svg:y2="5.354cm" draw:start-shape="id1" draw:start-glue-point="3" draw:end-shape="id3" draw:end-glue-point="1" svg:d="M8693 5381h-671v-27h-672" svg:viewBox="0 0 1344 28">
          <text:p/>
        </draw:connector>
        <draw:connector draw:style-name="gr10" draw:text-style-name="P2" draw:layer="layout" svg:x1="4.048cm" svg:y1="5.354cm" svg:x2="4.048cm" svg:y2="7.667cm" draw:start-shape="id3" draw:start-glue-point="3" draw:end-shape="id4" svg:d="M4048 5354h-501v2313h501" svg:viewBox="0 0 502 2314">
          <text:p/>
        </draw:connector>
        <draw:connector draw:style-name="gr10" draw:text-style-name="P2" draw:layer="layout" svg:x1="7.35cm" svg:y1="7.667cm" svg:x2="8.62cm" svg:y2="7.667cm" draw:start-shape="id4" draw:start-glue-point="1" draw:end-shape="id5" draw:end-glue-point="3" svg:d="M7350 7667h1270" svg:viewBox="0 0 1271 1">
          <text:p/>
        </draw:connector>
        <draw:connector draw:style-name="gr10" draw:text-style-name="P2" draw:layer="layout" draw:line-skew="1.404cm" svg:x1="11.922cm" svg:y1="7.667cm" svg:x2="11.795cm" svg:y2="14.906cm" draw:start-shape="id5" draw:start-glue-point="1" draw:end-shape="id6" draw:end-glue-point="1" svg:d="M11922 7667h1905v7239h-2032" svg:viewBox="0 0 2033 7240">
          <text:p/>
        </draw:connector>
        <draw:connector draw:style-name="gr10" draw:text-style-name="P2" draw:layer="layout" svg:x1="8.493cm" svg:y1="14.906cm" svg:x2="7.096cm" svg:y2="14.906cm" draw:start-shape="id6" draw:start-glue-point="3" draw:end-shape="id7" draw:end-glue-point="1" svg:d="M8493 14906h-1397" svg:viewBox="0 0 1398 1">
          <text:p/>
        </draw:connector>
        <draw:connector draw:style-name="gr10" draw:text-style-name="P2" draw:layer="layout" svg:x1="3.794cm" svg:y1="14.906cm" svg:x2="3.921cm" svg:y2="17.065cm" draw:start-shape="id7" draw:start-glue-point="3" draw:end-shape="id8" draw:end-glue-point="3" svg:d="M3794 14906h-501v2159h628" svg:viewBox="0 0 629 2160">
          <text:p/>
        </draw:connector>
        <draw:connector draw:style-name="gr10" draw:text-style-name="P2" draw:layer="layout" svg:x1="7.223cm" svg:y1="17.065cm" svg:x2="8.493cm" svg:y2="17.065cm" draw:start-shape="id8" draw:start-glue-point="1" draw:end-shape="id2" draw:end-glue-point="3" svg:d="M7223 17065h1270" svg:viewBox="0 0 1271 1">
          <text:p/>
        </draw:connector>
      </draw:page>
      <draw:page draw:name="page4" draw:style-name="dp1" draw:master-page-name="Default">
        <draw:custom-shape draw:style-name="gr5" draw:text-style-name="P1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0.668cm" svg:height="6.096cm" svg:x="2.778cm" svg:y="2.778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Tom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794cm" svg:y="3.794cm">
          <text:p text:style-name="P5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3.794cm">
          <text:p text:style-name="P5"><text:span text:style-name="T1">Connex Document 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794cm" svg:y="6.08cm">
          <text:p text:style-name="P5"><text:span text:style-name="T1">Connex Passport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6.08cm">
          <text:p text:style-name="P5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0.668cm" svg:height="6.096cm" svg:x="2.778cm" svg:y="12.684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Mi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54cm" svg:y="13.319cm">
          <text:p text:style-name="P5"><text:span text:style-name="T1">Channel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3.319cm">
          <text:p text:style-name="P5"><text:span text:style-name="T1">Channel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54cm" svg:y="15.478cm">
          <text:p text:style-name="P5"><text:span text:style-name="T1">Channel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5.478cm">
          <text:p text:style-name="P5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cm" svg:y="3.4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1.27cm" svg:height="1.143cm" svg:x="13.7cm" svg:y="4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4.953cm" svg:height="6.096cm" svg:x="13.573cm" svg:y="7.858cm">
          <text:p/>
          <draw:enhanced-geometry svg:viewBox="0 0 21600 21600" draw:mirror-horizontal="false" draw:text-areas="?f2 ?f7 ?f1 ?f1 ?f7 ?f2 ?f1 ?f1" draw:type="mso-spt89" draw:modifiers="13017.2778123058 18901.09002826 3695.0631458094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  <draw:page draw:name="page5" draw:style-name="dp1" draw:master-page-name="Default">
        <draw:custom-shape draw:style-name="gr13" draw:text-style-name="P2" draw:layer="layout" svg:width="6.096cm" svg:height="9.271cm" svg:x="14.081cm" svg:y="1.508cm">
          <text:p text:style-name="P2"/>
          <text:p text:style-name="P2"/>
          <text:p text:style-name="P2">Corporate Cen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56cm" svg:height="3.175cm" svg:x="15.097cm" svg:y="3.032cm">
          <text:p text:style-name="P1"><text:span text:style-name="T1">Connex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4" draw:layer="Layout" svg:width="10.668cm" svg:height="6.096cm" svg:x="2.778cm" svg:y="2.778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Tomc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794cm" svg:y="3.794cm">
          <text:p text:style-name="P5"><text:span text:style-name="T1">Connex Manag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3.794cm">
          <text:p text:style-name="P5"><text:span text:style-name="T1">Connex Document 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794cm" svg:y="6.08cm">
          <text:p text:style-name="P5"><text:span text:style-name="T1">Connex Passport</text:span></text:p>
          <text:p text:style-name="P5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366cm" svg:y="6.08cm">
          <text:p text:style-name="P5"><text:span text:style-name="T1">Connex 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draw:layer="Layout" svg:width="10.668cm" svg:height="6.096cm" svg:x="2.778cm" svg:y="12.684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Mir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778cm" svg:x="3.54cm" svg:y="13.319cm">
          <text:p text:style-name="P5"><text:span text:style-name="T1">Channel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3.319cm">
          <text:p text:style-name="P5"><text:span text:style-name="T1">Channel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3.54cm" svg:y="15.478cm">
          <text:p text:style-name="P5"><text:span text:style-name="T1">Channel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4.064cm" svg:height="1.778cm" svg:x="8.239cm" svg:y="15.478cm">
          <text:p text:style-name="P5"><text:span text:style-name="T1">Channel 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67.622259696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3.556cm" svg:height="3.175cm" svg:x="15.124cm" svg:y="15.605cm">
          <text:p text:style-name="P1"><text:span text:style-name="T1">Mirth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2" draw:layer="Layout" svg:width="1.524cm" svg:height="3.302cm" svg:x="7.096cm" svg:y="9.1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52cm" svg:y="16.7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27cm" svg:height="1.143cm" svg:x="13.7cm" svg:y="3.41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1.27cm" svg:height="1.143cm" svg:x="13.7cm" svg:y="4.6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4.953cm" svg:height="6.096cm" svg:x="13.573cm" svg:y="7.858cm">
          <text:p/>
          <draw:enhanced-geometry svg:viewBox="0 0 21600 21600" draw:mirror-horizontal="false" draw:text-areas="?f2 ?f7 ?f1 ?f1 ?f7 ?f2 ?f1 ?f1" draw:type="mso-spt89" draw:modifiers="13017.2778123058 18901.09002826 3695.06314580941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StandAlone Cache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1:42:18.069552405</meta:creation-date>
    <dc:date>2015-04-23T14:19:27.149891124</dc:date>
    <meta:editing-duration>PT48M20S</meta:editing-duration>
    <meta:editing-cycles>7</meta:editing-cycles>
    <meta:generator>LibreOffice/4.2.6.3$Linux_X86_64 LibreOffice_project/420$Build-3</meta:generator>
    <meta:document-statistic meta:object-count="108"/>
  </office:meta>
</office:document-meta>
</file>